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75cm" draw:marker-end="Arrow" draw:marker-end-width="0.155cm" draw:fill="none" draw:textarea-vertical-align="middle" fo:padding-top="0.135cm" fo:padding-bottom="0.135cm" fo:padding-left="0.26cm" fo:padding-right="0.26cm"/>
    </style:style>
    <style:style style:name="gr2" style:family="graphic" style:parent-style-name="standard">
      <style:graphic-properties draw:textarea-vertical-align="middle"/>
    </style:style>
    <style:style style:name="gr3" style:family="graphic" style:parent-style-name="objectwithoutfill">
      <style:graphic-properties draw:stroke="none" draw:fill="solid" draw:fill-color="#000000" draw:textarea-vertical-align="middle"/>
    </style:style>
    <style:style style:name="gr4" style:family="graphic" style:parent-style-name="objectwithoutfill">
      <style:graphic-properties svg:stroke-width="0.04cm" draw:marker-start-width="0.32cm" draw:marker-end-width="0.32cm" draw:fill="none" draw:textarea-vertical-align="middle" fo:padding-top="0.145cm" fo:padding-bottom="0.145cm" fo:padding-left="0.27cm" fo:padding-right="0.27cm"/>
    </style:style>
    <style:style style:name="gr5"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6" style:family="graphic" style:parent-style-name="standard">
      <style:graphic-properties draw:stroke="none" draw:textarea-horizontal-align="justify" draw:textarea-vertical-align="middle" draw:auto-grow-height="false" fo:min-height="0cm" fo:min-width="0.5cm"/>
    </style:style>
    <style:style style:name="gr7" style:family="graphic" style:parent-style-name="standard">
      <style:graphic-properties draw:stroke="none" draw:fill-color="#000000" draw:textarea-horizontal-align="justify" draw:textarea-vertical-align="middle" draw:auto-grow-height="false" fo:min-height="0cm" fo:min-width="0.5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color="#000000"/>
      <style:paragraph-properties fo:text-align="center"/>
    </style:style>
    <style:style style:name="P5" style:family="paragraph">
      <style:text-properties fo:font-size="10pt" style:font-size-asian="18pt" style:font-size-complex="18pt"/>
    </style:style>
    <style:style style:name="P6"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style:style style:name="T2" style:family="text">
      <style:text-properties fo:font-size="10pt" fo:language="en" fo:country="US"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Axes" svg:x1="0cm" svg:y1="7.5cm" svg:x2="12cm" svg:y2="7.5cm">
          <text:p/>
        </draw:line>
        <draw:line draw:style-name="gr1" draw:text-style-name="P1" draw:layer="Axes" svg:x1="0.5cm" svg:y1="8cm" svg:x2="0.5cm" svg:y2="0.5cm">
          <text:p/>
        </draw:line>
        <draw:polygon draw:style-name="gr2" draw:text-style-name="P2" draw:layer="f-2" svg:width="9.499cm" svg:height="4.499cm" svg:x="1cm" svg:y="3cm" svg:viewBox="0 0 9500 4500" draw:points="0,4500 0,4000 500,4000 500,2500 1000,2500 1000,1500 2000,1500 2000,500 3000,500 3000,1000 3500,1000 3500,2000 4500,2000 4500,500 5000,500 5000,1000 5500,1000 5500,0 6000,0 6000,500 6500,500 6500,1000 7000,1000 7000,4000 7500,4000 7500,3000 8000,3000 8000,2000 9000,2000 9000,3500 9500,3500 9500,4500">
          <text:p/>
        </draw:polygon>
        <draw:polygon draw:style-name="gr2" draw:text-style-name="P2" draw:layer="recH2" svg:width="10.499cm" svg:height="4.499cm" svg:x="0.5cm" svg:y="3cm" svg:viewBox="0 0 10500 4500" draw:points="0,4500 0,4000 500,4000 500,3000 1000,3000 1000,1500 1500,1500 1500,500 4000,500 4000,1000 5000,1000 5000,0 7500,0 7500,3000 8000,3000 8000,2000 9500,2000 9500,2500 10000,2500 10000,3500 10500,3500 10500,4500">
          <text:p/>
        </draw:polygon>
        <draw:polygon draw:style-name="gr3" draw:text-style-name="P3" draw:layer="HMax2" svg:width="9.499cm" svg:height="0.999cm" svg:x="0.5cm" svg:y="6.5cm" svg:viewBox="0 0 9500 1000" draw:points="0,1000 1500,1000 1500,0 4000,0 4000,1000 4900,1000 4900,0 7500,0 7500,1000 8000,1000 8000,0 9500,0 9500,1000">
          <text:p/>
        </draw:polygon>
        <draw:polyline draw:style-name="gr4" draw:text-style-name="P1" draw:layer="base" svg:width="10.499cm" svg:height="5.499cm" svg:x="0.5cm" svg:y="2cm" svg:viewBox="0 0 10500 5500" draw:points="0,5000 500,5000 500,4000 1000,4000 1000,2500 1500,2500 1500,1500 2500,1500 2500,500 3000,500 3500,500 3500,1000 4000,1000 4000,2000 5000,2000 5000,500 5500,500 5500,1000 6000,1000 6000,0 6500,0 6500,500 7000,500 7000,1000 7500,1000 7500,4000 8000,4000 8000,3000 8500,3000 8500,2000 9000,2000 9500,2000 9500,3500 10000,3500 10000,4500 10500,4500 10500,5500">
          <text:p/>
        </draw:polyline>
        <draw:polyline draw:style-name="gr5" draw:text-style-name="P1" draw:layer="HMax2" svg:width="9.999cm" svg:height="4.5cm" svg:x="1cm" svg:y="2.999cm" svg:viewBox="0 0 10000 4501" draw:points="0,4501 0,4000 500,4000 500,2500 1000,2500 1000,1500 2000,1500 2000,500 2500,500 3000,500 3000,1000 3500,1000 3500,2000 4500,2000 4500,500 5000,500 5000,1000 5500,1000 5500,0 6000,0 6000,500 6500,500 6500,1000 7000,1000 7000,4000 7500,4000 7500,3000 8000,3000 8000,2000 8500,2000 9000,2000 9000,3500 9500,3500 9500,4500 10000,4500">
          <text:p/>
        </draw:polyline>
        <draw:line draw:style-name="gr4" draw:text-style-name="P1" draw:layer="legend" svg:x1="7.5cm" svg:y1="0.3cm" svg:x2="8.5cm" svg:y2="0.3cm">
          <text:p/>
        </draw:line>
        <draw:line draw:style-name="gr5" draw:text-style-name="P1" draw:layer="legend" svg:x1="7.5cm" svg:y1="0.7cm" svg:x2="8.5cm" svg:y2="0.7cm">
          <text:p/>
        </draw:line>
        <draw:custom-shape draw:style-name="gr6" draw:text-style-name="P2" draw:layer="legend" svg:width="1cm" svg:height="0.2cm" svg:x="7.5cm" svg:y="1.1cm">
          <text:p/>
          <draw:enhanced-geometry svg:viewBox="0 0 21600 21600" draw:type="rectangle" draw:enhanced-path="M 0 0 L 21600 0 21600 21600 0 21600 0 0 Z N"/>
        </draw:custom-shape>
        <draw:custom-shape draw:style-name="gr7" draw:text-style-name="P4" draw:layer="legend" svg:width="1cm" svg:height="0.2cm" svg:x="7.5cm" svg:y="1.6cm">
          <text:p/>
          <draw:enhanced-geometry svg:viewBox="0 0 21600 21600" draw:type="rectangle" draw:enhanced-path="M 0 0 L 21600 0 21600 21600 0 21600 0 0 Z N"/>
        </draw:custom-shape>
        <draw:frame draw:style-name="gr8" draw:text-style-name="P6" draw:layer="legend" svg:width="3.5cm" svg:height="0.645cm" svg:x="8.4cm" svg:y="-0.045cm">
          <draw:text-box>
            <text:p text:style-name="P5"><text:span text:style-name="T1">Original </text:span><text:span text:style-name="T2">function</text:span><text:span text:style-name="T1"> f</text:span></text:p>
          </draw:text-box>
        </draw:frame>
        <draw:frame draw:style-name="gr8" draw:text-style-name="P6" draw:layer="legend" svg:width="3.1cm" svg:height="0.645cm" svg:x="8.4cm" svg:y="0.355cm">
          <draw:text-box>
            <text:p text:style-name="P5"><text:span text:style-name="T1">f-h</text:span></text:p>
          </draw:text-box>
        </draw:frame>
        <draw:frame draw:style-name="gr9" draw:text-style-name="P6" draw:layer="legend" svg:width="3.6cm" svg:height="1.039cm" svg:x="8.4cm" svg:y="0.856cm">
          <draw:text-box>
            <text:p text:style-name="P5"><text:span text:style-name="T1">Reconstruction(f-h)</text:span></text:p>
          </draw:text-box>
        </draw:frame>
        <draw:frame draw:style-name="gr9" draw:text-style-name="P6" draw:layer="legend" svg:width="3.6cm" svg:height="1.039cm" svg:x="8.4cm" svg:y="1.357cm">
          <draw:text-box>
            <text:p text:style-name="P5"><text:span text:style-name="T1">Position </text:span><text:span text:style-name="T2">of</text:span><text:span text:style-name="T1"> maxim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Axes"/>
      <draw:layer draw:name="base"/>
      <draw:layer draw:name="f-2"/>
      <draw:layer draw:name="HMax2"/>
      <draw:layer draw:name="legend"/>
      <draw:layer draw:name="recH2"/>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3T12:58:29.680000000</meta:creation-date>
    <dc:date>2021-02-08T17:28:30.970000000</dc:date>
    <meta:editing-duration>PT1H6M28S</meta:editing-duration>
    <meta:editing-cycles>14</meta:editing-cycles>
    <meta:generator>LibreOffice/5.1.5.2$Windows_x86 LibreOffice_project/7a864d8825610a8c07cfc3bc01dd4fce6a9447e5</meta:generator>
    <meta:document-statistic meta:object-count="15"/>
  </office:meta>
</office:document-meta>
</file>